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6" style:family="graphic" style:parent-style-name="objectwithoutfill">
      <style:graphic-properties svg:stroke-width="0.1cm" svg:stroke-color="#c0c0c0" draw:marker-start-width="0.3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aecf00" draw:marker-start="Rounded_20_short_20_Arrow" draw:marker-start-width="0.4cm" draw:marker-end="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5c8526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font-size="14pt" style:font-size-asian="18pt" style:font-size-complex="18pt"/>
    </style:style>
    <style:style style:name="P4" style:family="paragraph">
      <style:paragraph-properties fo:text-align="center"/>
      <style:text-properties fo:color="#666666" fo:font-size="14pt" style:font-size-asian="18pt" style:font-size-complex="18pt"/>
    </style:style>
    <style:style style:name="P5" style:family="paragraph">
      <style:paragraph-properties fo:text-align="center"/>
      <style:text-properties fo:color="#00ae00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950e"/>
    </style:style>
    <style:style style:name="P8" style:family="paragraph">
      <style:text-properties fo:color="#666666"/>
    </style:style>
    <style:style style:name="P9" style:family="paragraph">
      <style:paragraph-properties fo:text-align="center"/>
      <style:text-properties fo:color="#666666" fo:font-size="16pt" style:font-size-asian="18pt" style:font-size-complex="18pt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666666" fo:font-size="14pt" style:font-size-asian="18pt" style:font-size-complex="18pt"/>
    </style:style>
    <style:style style:name="T3" style:family="text">
      <style:text-properties fo:color="#666666" fo:font-size="14pt" fo:font-style="italic" style:font-size-asian="18pt" style:font-style-asian="italic" style:font-size-complex="18pt" style:font-style-complex="italic"/>
    </style:style>
    <style:style style:name="T4" style:family="text">
      <style:text-properties fo:color="#ff950e"/>
    </style:style>
    <style:style style:name="T5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7cm" svg:height="1.3cm" svg:x="1.9cm" svg:y="5.8cm">
          <text:p text:style-name="P3"><text:span text:style-name="T2">Process Provider 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8.8cm" svg:height="6.6cm" svg:x="1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1cm" svg:height="1cm" svg:x="2.6cm" svg:y="0.9cm">
          <text:p text:style-name="P6"><text:span text:style-name="T4">deegree workspace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035cm" svg:height="0.962cm" svg:x="13.1cm" svg:y="6.138cm">
          <draw:text-box>
            <text:p><text:span text:style-name="T5">...</text:span></text:p>
          </draw:text-box>
        </draw:frame>
        <draw:line draw:style-name="gr6" draw:text-style-name="P6" draw:layer="layout" svg:x1="4cm" svg:y1="5.8cm" svg:x2="4cm" svg:y2="4.5cm">
          <text:p/>
        </draw:line>
        <draw:line draw:style-name="gr7" draw:text-style-name="P6" draw:layer="layout" svg:x1="4.6cm" svg:y1="5.78cm" svg:x2="4.6cm" svg:y2="4.4cm">
          <text:p/>
        </draw:line>
        <draw:custom-shape draw:style-name="gr2" draw:text-style-name="P9" draw:layer="layout" svg:width="4.7cm" svg:height="1.3cm" svg:x="8.15cm" svg:y="5.8cm">
          <text:p text:style-name="P3"><text:span text:style-name="T2">Process Provider 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0.18cm" svg:y1="5.8cm" svg:x2="10.18cm" svg:y2="4.5cm">
          <text:p/>
        </draw:line>
        <draw:line draw:style-name="gr7" draw:text-style-name="P6" draw:layer="layout" svg:x1="10.8cm" svg:y1="5.78cm" svg:x2="10.8cm" svg:y2="4.4cm">
          <text:p/>
        </draw:line>
        <draw:custom-shape draw:style-name="gr2" draw:text-style-name="P9" draw:layer="layout" svg:width="4.7cm" svg:height="1.3cm" svg:x="14.4cm" svg:y="5.8cm">
          <text:p text:style-name="P3"><text:span text:style-name="T2">Process Provider 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6.43cm" svg:y1="5.8cm" svg:x2="16.43cm" svg:y2="4.5cm">
          <text:p/>
        </draw:line>
        <draw:line draw:style-name="gr7" draw:text-style-name="P6" draw:layer="layout" svg:x1="17.05cm" svg:y1="5.78cm" svg:x2="17.05cm" svg:y2="4.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1-11-18T14:47:37</dc:date>
    <dc:creator>Markus Schneider</dc:creator>
    <meta:editing-duration>PT23M21S</meta:editing-duration>
    <meta:editing-cycles>4</meta:editing-cycles>
    <meta:generator>LibreOffice/3.4$Unix LibreOffice_project/340m1$Build-302</meta:generator>
    <meta:document-statistic meta:object-count="13"/>
  </office:meta>
</office:document-meta>
</file>